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11cm"/>
    </style:style>
    <style:style style:name="co2" style:family="table-column">
      <style:table-column-properties fo:break-before="auto" style:column-width="15.355cm"/>
    </style:style>
    <style:style style:name="co3" style:family="table-column">
      <style:table-column-properties fo:break-before="auto" style:column-width="8.76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3" table:default-cell-style-name="ce1"/>
        <table:table-row table:style-name="ro1">
          <table:table-cell office:value-type="string">
            <text:p>Dependance </text:p>
          </table:table-cell>
          <table:table-cell office:value-type="string">
            <text:p>Licence</text:p>
          </table:table-cell>
          <table:table-cell office:value-type="string">
            <text:p>Utilisation</text:p>
          </table:table-cell>
          <table:table-cell table:number-columns-repeated="253"/>
        </table:table-row>
        <table:table-row table:style-name="ro1">
          <table:table-cell office:value-type="string">
            <text:p>maven</text:p>
          </table:table-cell>
          <table:table-cell office:value-type="string">
            <text:p>The Apache Software License, Version 2.0</text:p>
          </table:table-cell>
          <table:table-cell table:number-columns-repeated="254"/>
        </table:table-row>
        <table:table-row table:style-name="ro1">
          <table:table-cell office:value-type="string">
            <text:p>spring-beans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spring-aop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Spring-test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Spring-core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Spring-tx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Spring-context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Spring-context-support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Spring-web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Spring-jpa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Spring-orm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Mysql-connector</text:p>
          </table:table-cell>
          <table:table-cell office:value-type="string">
            <text:p>The GNU General Public License, Version 2</text:p>
          </table:table-cell>
          <table:table-cell office:value-type="string">
            <text:p>Mysql</text:p>
          </table:table-cell>
          <table:table-cell table:number-columns-repeated="253"/>
        </table:table-row>
        <table:table-row table:style-name="ro1">
          <table:table-cell office:value-type="string">
            <text:p>Hibernate-commons-annotations</text:p>
          </table:table-cell>
          <table:table-cell office:value-type="string">
            <text:p>GNU Lesser General Public License</text:p>
          </table:table-cell>
          <table:table-cell office:value-type="string">
            <text:p>Hibernate</text:p>
          </table:table-cell>
          <table:table-cell table:number-columns-repeated="253"/>
        </table:table-row>
        <table:table-row table:style-name="ro1">
          <table:table-cell office:value-type="string">
            <text:p>Hibernate-entitymanager</text:p>
          </table:table-cell>
          <table:table-cell office:value-type="string">
            <text:p>GNU Lesser General Public License</text:p>
          </table:table-cell>
          <table:table-cell office:value-type="string">
            <text:p>Hibernate</text:p>
          </table:table-cell>
          <table:table-cell table:number-columns-repeated="253"/>
        </table:table-row>
        <table:table-row table:style-name="ro1">
          <table:table-cell office:value-type="string">
            <text:p>Hibernate-annotation</text:p>
          </table:table-cell>
          <table:table-cell office:value-type="string">
            <text:p>GNU Lesser General Public License</text:p>
          </table:table-cell>
          <table:table-cell office:value-type="string">
            <text:p>Hibernate</text:p>
          </table:table-cell>
          <table:table-cell table:number-columns-repeated="253"/>
        </table:table-row>
        <table:table-row table:style-name="ro1">
          <table:table-cell office:value-type="string">
            <text:p>Commons-beanutils-core</text:p>
          </table:table-cell>
          <table:table-cell office:value-type="string">
            <text:p>The Apache Software License, Version 2.0</text:p>
          </table:table-cell>
          <table:table-cell office:value-type="string">
            <text:p>set/get dans beans?</text:p>
          </table:table-cell>
          <table:table-cell table:number-columns-repeated="253"/>
        </table:table-row>
        <table:table-row table:style-name="ro1">
          <table:table-cell office:value-type="string">
            <text:p>log4j</text:p>
          </table:table-cell>
          <table:table-cell office:value-type="string">
            <text:p>The Apache Software License, Version 2.0</text:p>
          </table:table-cell>
          <table:table-cell office:value-type="string">
            <text:p>Log</text:p>
          </table:table-cell>
          <table:table-cell table:number-columns-repeated="253"/>
        </table:table-row>
        <table:table-row table:style-name="ro1">
          <table:table-cell office:value-type="string">
            <text:p>Slf4j-simple</text:p>
          </table:table-cell>
          <table:table-cell office:value-type="string">
            <text:p>MIT (comptaible GNU et Apache)</text:p>
          </table:table-cell>
          <table:table-cell office:value-type="string">
            <text:p>Log</text:p>
          </table:table-cell>
          <table:table-cell table:number-columns-repeated="253"/>
        </table:table-row>
        <table:table-row table:style-name="ro1">
          <table:table-cell office:value-type="string">
            <text:p>Slf4j-jdk14</text:p>
          </table:table-cell>
          <table:table-cell office:value-type="string">
            <text:p>MIT (comptaible GNU et Apache)</text:p>
          </table:table-cell>
          <table:table-cell office:value-type="string">
            <text:p>Log</text:p>
          </table:table-cell>
          <table:table-cell table:number-columns-repeated="253"/>
        </table:table-row>
        <table:table-row table:style-name="ro1">
          <table:table-cell office:value-type="string">
            <text:p>Slf4j-api</text:p>
          </table:table-cell>
          <table:table-cell office:value-type="string">
            <text:p>MIT (comptaible GNU et Apache)</text:p>
          </table:table-cell>
          <table:table-cell office:value-type="string">
            <text:p>Log</text:p>
          </table:table-cell>
          <table:table-cell table:number-columns-repeated="253"/>
        </table:table-row>
        <table:table-row table:style-name="ro1">
          <table:table-cell office:value-type="string">
            <text:p>c3p0</text:p>
          </table:table-cell>
          <table:table-cell office:value-type="string">
            <text:p>GNU Lesser General Public licence</text:p>
          </table:table-cell>
          <table:table-cell office:value-type="string">
            <text:p>Pool connection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Junit</text:p>
          </table:table-cell>
          <table:table-cell office:value-type="string">
            <text:p>Common Public licence 1.0</text:p>
          </table:table-cell>
          <table:table-cell office:value-type="string">
            <text:p>Test</text:p>
          </table:table-cell>
          <table:table-cell table:number-columns-repeated="253"/>
        </table:table-row>
        <table:table-row table:style-name="ro1">
          <table:table-cell office:value-type="string">
            <text:p>aspectjweaver</text:p>
          </table:table-cell>
          <table:table-cell office:value-type="string">
            <text:p>Eclipse Public License - v 1.0</text:p>
          </table:table-cell>
          <table:table-cell office:value-type="string">
            <text:p>AOP (utilisé Spring)</text:p>
          </table:table-cell>
          <table:table-cell table:number-columns-repeated="253"/>
        </table:table-row>
        <table:table-row table:style-name="ro1">
          <table:table-cell office:value-type="string">
            <text:p>Commons-validator</text:p>
          </table:table-cell>
          <table:table-cell office:value-type="string">
            <text:p>The Apache Software License, Version 2.0</text:p>
          </table:table-cell>
          <table:table-cell table:number-columns-repeated="254"/>
        </table:table-row>
        <table:table-row table:style-name="ro1">
          <table:table-cell office:value-type="string">
            <text:p>Mime-util</text:p>
          </table:table-cell>
          <table:table-cell office:value-type="string">
            <text:p>The Apache Software License, Version 2.0</text:p>
          </table:table-cell>
          <table:table-cell office:value-type="string">
            <text:p>Fichiers</text:p>
          </table:table-cell>
          <table:table-cell table:number-columns-repeated="253"/>
        </table:table-row>
        <table:table-row table:style-name="ro1">
          <table:table-cell office:value-type="string">
            <text:p>jdom</text:p>
          </table:table-cell>
          <table:table-cell office:value-type="string">
            <text:p>Jdom licence Apache compatible</text:p>
          </table:table-cell>
          <table:table-cell office:value-type="string">
            <text:p>XML</text:p>
          </table:table-cell>
          <table:table-cell table:number-columns-repeated="253"/>
        </table:table-row>
        <table:table-row table:style-name="ro1">
          <table:table-cell office:value-type="string">
            <text:p>fop</text:p>
          </table:table-cell>
          <table:table-cell office:value-type="string">
            <text:p>The Apache Software License, Version 2.0</text:p>
          </table:table-cell>
          <table:table-cell office:value-type="string">
            <text:p>XSL</text:p>
          </table:table-cell>
          <table:table-cell table:number-columns-repeated="253"/>
        </table:table-row>
        <table:table-row table:style-name="ro1">
          <table:table-cell office:value-type="string">
            <text:p>excalibur-logger</text:p>
          </table:table-cell>
          <table:table-cell office:value-type="string">
            <text:p>The Apache Software License, Version 2.0</text:p>
          </table:table-cell>
          <table:table-cell office:value-type="string">
            <text:p>XSL</text:p>
          </table:table-cell>
          <table:table-cell table:number-columns-repeated="253"/>
        </table:table-row>
        <table:table-row table:style-name="ro1">
          <table:table-cell office:value-type="string">
            <text:p>Batik-svg-dom</text:p>
          </table:table-cell>
          <table:table-cell office:value-type="string">
            <text:p>The Apache Software License, Version 2.0</text:p>
          </table:table-cell>
          <table:table-cell office:value-type="string">
            <text:p>XSL</text:p>
          </table:table-cell>
          <table:table-cell table:number-columns-repeated="253"/>
        </table:table-row>
        <table:table-row table:style-name="ro1">
          <table:table-cell office:value-type="string">
            <text:p>Batik-util</text:p>
          </table:table-cell>
          <table:table-cell office:value-type="string">
            <text:p>The Apache Software License, Version 2.0</text:p>
          </table:table-cell>
          <table:table-cell office:value-type="string">
            <text:p>XSL</text:p>
          </table:table-cell>
          <table:table-cell table:number-columns-repeated="253"/>
        </table:table-row>
        <table:table-row table:style-name="ro1">
          <table:table-cell office:value-type="string">
            <text:p>Batik-bridge</text:p>
          </table:table-cell>
          <table:table-cell office:value-type="string">
            <text:p>The Apache Software License, Version 2.0</text:p>
          </table:table-cell>
          <table:table-cell office:value-type="string">
            <text:p>XSL</text:p>
          </table:table-cell>
          <table:table-cell table:number-columns-repeated="253"/>
        </table:table-row>
        <table:table-row table:style-name="ro1">
          <table:table-cell office:value-type="string">
            <text:p>poi</text:p>
          </table:table-cell>
          <table:table-cell office:value-type="string">
            <text:p>The Apache Software License, Version 2.0</text:p>
          </table:table-cell>
          <table:table-cell office:value-type="string">
            <text:p>Excel</text:p>
          </table:table-cell>
          <table:table-cell table:number-columns-repeated="253"/>
        </table:table-row>
        <table:table-row table:style-name="ro1">
          <table:table-cell office:value-type="string">
            <text:p>barbecue</text:p>
          </table:table-cell>
          <table:table-cell office:value-type="string">
            <text:p>BSD-style licence (compatible GPL)</text:p>
          </table:table-cell>
          <table:table-cell office:value-type="string">
            <text:p>Code-barre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mel-core</text:p>
          </table:table-cell>
          <table:table-cell office:value-type="string">
            <text:p>The Apache Software License, Version 2.0</text:p>
          </table:table-cell>
          <table:table-cell office:value-type="string">
            <text:p>Camel</text:p>
          </table:table-cell>
          <table:table-cell table:number-columns-repeated="253"/>
        </table:table-row>
        <table:table-row table:style-name="ro1">
          <table:table-cell office:value-type="string">
            <text:p>Camel-spring</text:p>
          </table:table-cell>
          <table:table-cell office:value-type="string">
            <text:p>The Apache Software License, Version 2.0</text:p>
          </table:table-cell>
          <table:table-cell office:value-type="string">
            <text:p>Camel</text:p>
          </table:table-cell>
          <table:table-cell table:number-columns-repeated="253"/>
        </table:table-row>
        <table:table-row table:style-name="ro1">
          <table:table-cell office:value-type="string">
            <text:p>Camel-servelt</text:p>
          </table:table-cell>
          <table:table-cell office:value-type="string">
            <text:p>The Apache Software License, Version 2.0</text:p>
          </table:table-cell>
          <table:table-cell office:value-type="string">
            <text:p>Camel</text:p>
          </table:table-cell>
          <table:table-cell table:number-columns-repeated="253"/>
        </table:table-row>
        <table:table-row table:style-name="ro1">
          <table:table-cell office:value-type="string">
            <text:p>Camel-ftp</text:p>
          </table:table-cell>
          <table:table-cell office:value-type="string">
            <text:p>The Apache Software License, Version 2.0</text:p>
          </table:table-cell>
          <table:table-cell office:value-type="string">
            <text:p>Camel</text:p>
          </table:table-cell>
          <table:table-cell table:number-columns-repeated="253"/>
        </table:table-row>
        <table:table-row table:style-name="ro1">
          <table:table-cell office:value-type="string">
            <text:p>Camel-jaxb</text:p>
          </table:table-cell>
          <table:table-cell office:value-type="string">
            <text:p>The Apache Software License, Version 2.0</text:p>
          </table:table-cell>
          <table:table-cell office:value-type="string">
            <text:p>Camel</text:p>
          </table:table-cell>
          <table:table-cell table:number-columns-repeated="253"/>
        </table:table-row>
        <table:table-row table:style-name="ro1">
          <table:table-cell office:value-type="string">
            <text:p>Commons-logging</text:p>
          </table:table-cell>
          <table:table-cell office:value-type="string">
            <text:p>The Apache Software License, Version 2.0</text:p>
          </table:table-cell>
          <table:table-cell office:value-type="string">
            <text:p>Lo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zk</text:p>
          </table:table-cell>
          <table:table-cell office:value-type="string">
            <text:p>GNU General Public License, Version 2.0</text:p>
          </table:table-cell>
          <table:table-cell office:value-type="string">
            <text:p>zk</text:p>
          </table:table-cell>
          <table:table-cell table:number-columns-repeated="253"/>
        </table:table-row>
        <table:table-row table:style-name="ro1">
          <table:table-cell office:value-type="string">
            <text:p>zul</text:p>
          </table:table-cell>
          <table:table-cell office:value-type="string">
            <text:p>GNU General Public License, Version 2.0</text:p>
          </table:table-cell>
          <table:table-cell office:value-type="string">
            <text:p>zk</text:p>
          </table:table-cell>
          <table:table-cell table:number-columns-repeated="253"/>
        </table:table-row>
        <table:table-row table:style-name="ro1">
          <table:table-cell office:value-type="string">
            <text:p>zhtml</text:p>
          </table:table-cell>
          <table:table-cell office:value-type="string">
            <text:p>GNU General Public License, Version 2.0</text:p>
          </table:table-cell>
          <table:table-cell office:value-type="string">
            <text:p>zk</text:p>
          </table:table-cell>
          <table:table-cell table:number-columns-repeated="253"/>
        </table:table-row>
        <table:table-row table:style-name="ro1">
          <table:table-cell office:value-type="string">
            <text:p>zkex</text:p>
          </table:table-cell>
          <table:table-cell office:value-type="string">
            <text:p>GNU General Public License, Version 2.0</text:p>
          </table:table-cell>
          <table:table-cell office:value-type="string">
            <text:p>zk</text:p>
          </table:table-cell>
          <table:table-cell table:number-columns-repeated="253"/>
        </table:table-row>
        <table:table-row table:style-name="ro1">
          <table:table-cell office:value-type="string">
            <text:p>zkplus</text:p>
          </table:table-cell>
          <table:table-cell office:value-type="string">
            <text:p>GNU General Public License, Version 2.0</text:p>
          </table:table-cell>
          <table:table-cell office:value-type="string">
            <text:p>zk</text:p>
          </table:table-cell>
          <table:table-cell table:number-columns-repeated="253"/>
        </table:table-row>
        <table:table-row table:style-name="ro1">
          <table:table-cell office:value-type="string">
            <text:p>zkmax</text:p>
          </table:table-cell>
          <table:table-cell office:value-type="string">
            <text:p>GNU General Public License, Version 2.0</text:p>
          </table:table-cell>
          <table:table-cell office:value-type="string">
            <text:p>zk</text:p>
          </table:table-cell>
          <table:table-cell table:number-columns-repeated="253"/>
        </table:table-row>
        <table:table-row table:style-name="ro1">
          <table:table-cell office:value-type="string">
            <text:p>bsh</text:p>
          </table:table-cell>
          <table:table-cell office:value-type="string">
            <text:p>GNU Lesser General Public licence</text:p>
          </table:table-cell>
          <table:table-cell office:value-type="string">
            <text:p>beans</text:p>
          </table:table-cell>
          <table:table-cell table:number-columns-repeated="253"/>
        </table:table-row>
        <table:table-row table:style-name="ro1">
          <table:table-cell office:value-type="string">
            <text:p>oracle</text:p>
          </table:table-cell>
          <table:table-cell table:style-name="ce2" office:value-type="string">
            <text:p>Oracle Technology Network Development and Distribution License </text:p>
          </table:table-cell>
          <table:table-cell office:value-type="string">
            <text:p>Oracle</text:p>
          </table:table-cell>
          <table:table-cell table:number-columns-repeated="253"/>
        </table:table-row>
        <table:table-row table:style-name="ro1">
          <table:table-cell office:value-type="string">
            <text:p>Mbio</text:p>
          </table:table-cell>
          <table:table-cell office:value-type="string">
            <text:p>Modul-bio</text:p>
          </table:table-cell>
          <table:table-cell office:value-type="string">
            <text:p>Etiquettes</text:p>
          </table:table-cell>
          <table:table-cell table:number-columns-repeated="253"/>
        </table:table-row>
        <table:table-row table:style-name="ro1">
          <table:table-cell office:value-type="string">
            <text:p>Spring-security</text:p>
          </table:table-cell>
          <table:table-cell office:value-type="string">
            <text:p>The Apache Software License, Version 2.0</text:p>
          </table:table-cell>
          <table:table-cell office:value-type="string">
            <text:p>Spring</text:p>
          </table:table-cell>
          <table:table-cell table:number-columns-repeated="253"/>
        </table:table-row>
        <table:table-row table:style-name="ro1">
          <table:table-cell office:value-type="string">
            <text:p>Javax-servelt</text:p>
          </table:table-cell>
          <table:table-cell office:value-type="string">
            <text:p>The Apache Software License, Version 2.0</text:p>
          </table:table-cell>
          <table:table-cell office:value-type="string">
            <text:p>Web jsp</text:p>
          </table:table-cell>
          <table:table-cell table:number-columns-repeated="253"/>
        </table:table-row>
        <table:table-row table:style-name="ro1">
          <table:table-cell office:value-type="string">
            <text:p>jasperreports</text:p>
          </table:table-cell>
          <table:table-cell office:value-type="string">
            <text:p>GNU Lesser General Public licence</text:p>
          </table:table-cell>
          <table:table-cell table:number-columns-repeated="254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/06/2011</text:date>, <text:time>14:5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hieu</meta:initial-creator>
    <meta:creation-date>2011-06-23T14:14:15</meta:creation-date>
    <dc:creator>mathieu</dc:creator>
    <dc:date>2011-06-23T14:52:37</dc:date>
    <meta:editing-cycles>14</meta:editing-cycles>
    <meta:editing-duration>PT38M24S</meta:editing-duration>
    <meta:user-defined meta:name="Info 1"/>
    <meta:user-defined meta:name="Info 2"/>
    <meta:user-defined meta:name="Info 3"/>
    <meta:user-defined meta:name="Info 4"/>
    <meta:document-statistic meta:table-count="3" meta:cell-count="153"/>
  </office:meta>
</office:document-meta>
</file>